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204cm" fo:padding-top="0cm" fo:padding-bottom="0cm" fo:padding-left="0cm" fo:padding-right="0cm"/>
    </style:style>
    <style:style style:name="gr3" style:family="graphic" style:parent-style-name="standard">
      <style:graphic-properties draw:stroke="none" svg:stroke-width="0.051cm" svg:stroke-color="#000000" draw:marker-start-width="0.355cm" draw:marker-end-width="0.355cm" draw:fill-color="#ff950e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0084d1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42cm" fo:padding-top="0cm" fo:padding-bottom="0cm" fo:padding-left="0cm" fo:padding-right="0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853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716cm" fo:padding-top="0cm" fo:padding-bottom="0cm" fo:padding-left="0cm" fo:padding-right="0cm"/>
    </style:style>
    <style:style style:name="gr9" style:family="graphic" style:parent-style-name="standard">
      <style:graphic-properties draw:stroke="dash" draw:stroke-dash="Ultrafine_20_Dashed" svg:stroke-color="#000000"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3cm" fo:min-width="0.595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932cm" fo:padding-top="0cm" fo:padding-bottom="0cm" fo:padding-left="0cm" fo:padding-right="0cm"/>
    </style:style>
    <style:style style:name="gr12" style:family="graphic" style:parent-style-name="objectwithoutfill">
      <style:graphic-properties draw:stroke="dash" draw:stroke-dash="Ultrafine_20_Dashed" draw:marker-end="Arrow" draw:fill="none" draw:textarea-vertical-align="middle"/>
    </style:style>
    <style:style style:name="gr13" style:family="graphic" style:parent-style-name="standard">
      <style:graphic-properties draw:stroke="none" svg:stroke-width="0.051cm" svg:stroke-color="#000000" draw:marker-start-width="0.355cm" draw:marker-end-width="0.355cm" draw:fill-color="#99ccff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14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13cm" fo:padding-top="0cm" fo:padding-bottom="0cm" fo:padding-left="0cm" fo:padding-right="0cm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svg:stroke-color="#000000" draw:fill-color="#e6e6e6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878cm" fo:padding-top="0cm" fo:padding-bottom="0cm" fo:padding-left="0cm" fo:padding-right="0cm"/>
    </style:style>
    <style:style style:name="gr19" style:family="graphic" style:parent-style-name="standard">
      <style:graphic-properties svg:stroke-width="0.051cm" svg:stroke-color="#000000" draw:marker-start-width="0.457cm" draw:marker-end-width="0.457cm" draw:fill="solid" draw:fill-color="#eeeeee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.102cm" draw:shadow-offset-y="0.102cm" draw:shadow-opacity="5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0.559cm" fo:padding-top="0cm" fo:padding-bottom="0cm" fo:padding-left="0cm" fo:padding-right="0cm"/>
    </style:style>
    <style:style style:name="gr21" style:family="graphic" style:parent-style-name="standard">
      <style:graphic-properties svg:stroke-color="#000000" draw:marker-end="Arrow" draw:marker-end-width="0.102cm" draw:textarea-horizontal-align="center" draw:textarea-vertical-align="middle"/>
    </style:style>
    <style:style style:name="gr22" style:family="graphic" style:parent-style-name="standard">
      <style:graphic-properties svg:stroke-color="#000000" draw:fill-color="#b3b3b3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000000" draw:fill-color="#666666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251cm" fo:padding-top="0cm" fo:padding-bottom="0cm" fo:padding-left="0cm" fo:padding-right="0cm"/>
    </style:style>
    <style:style style:name="gr25" style:family="graphic" style:parent-style-name="objectwithoutfill">
      <style:graphic-properties svg:stroke-color="#808080" draw:marker-end="Arrow" draw:marker-end-width="0.152cm" draw:fill="none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51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632cm" fo:padding-top="0cm" fo:padding-bottom="0cm" fo:padding-left="0cm" fo:padding-right="0cm"/>
    </style:style>
    <style:style style:name="gr28" style:family="graphic" style:parent-style-name="standard">
      <style:graphic-properties svg:stroke-color="#999999"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Garamond" style:font-family-generic="roman" style:font-pitch="variable" fo:font-size="8pt" style:font-size-asian="8pt" style:font-size-complex="8pt"/>
    </style:style>
    <style:style style:name="P6" style:family="paragraph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margin-left="0cm" fo:margin-right="0cm" fo:text-indent="0cm"/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margin-left="0cm" fo:margin-right="0cm" fo:text-indent="0cm"/>
      <style:text-properties fo:font-family="Calibri" style:font-family-generic="swiss" style:font-pitch="variable" fo:font-size="8pt" fo:font-weight="bold" style:font-weight-asian="bold" style:font-weight-complex="bold"/>
    </style:style>
    <style:style style:name="T1" style:family="text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family="Garamond" style:font-family-generic="roman" style:font-pitch="variable" fo:font-size="8pt" style:font-size-asian="8pt" style:font-size-complex="8pt"/>
    </style:style>
    <style:style style:name="T4" style:family="text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family="Calibri" style:font-family-generic="swiss" style:font-pitch="variable" fo:font-size="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48cm" svg:height="12.069cm" svg:x="6.11cm" svg:y="3.913cm">
          <text:p/>
          <draw:enhanced-geometry svg:viewBox="0 0 21600 21600" draw:path-stretchpoint-x="10800" draw:path-stretchpoint-y="10800" draw:text-areas="?f3 ?f4 ?f5 ?f6" draw:type="round-rectangle" draw:modifiers="238.01159900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204cm" svg:height="0.429cm" svg:x="20.356cm" svg:y="16.038cm">
          <draw:text-box>
            <text:p><text:span text:style-name="T1">DataBot</text:span></text:p>
          </draw:text-box>
        </draw:frame>
        <draw:custom-shape draw:style-name="gr3" draw:text-style-name="P1" draw:layer="layout" svg:width="9.169cm" svg:height="3.162cm" svg:x="10.184cm" svg:y="12.27cm">
          <text:p/>
          <draw:enhanced-geometry svg:viewBox="0 0 21600 21600" draw:path-stretchpoint-x="10800" draw:path-stretchpoint-y="10800" draw:text-areas="?f3 ?f4 ?f5 ?f6" draw:type="round-rectangle" draw:modifiers="1167.752134049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1" draw:layer="layout" svg:width="0.549cm" svg:height="1.8cm" svg:x="14.541cm" svg:y="9.18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3" draw:layer="layout" svg:width="1.42cm" svg:height="0.344cm" svg:x="13.025cm" svg:y="9.852cm">
            <draw:text-box>
              <text:p><text:span text:style-name="T2">eventQueue</text:span></text:p>
            </draw:text-box>
          </draw:frame>
        </draw:g>
        <draw:custom-shape draw:style-name="gr1" draw:text-style-name="P1" draw:layer="layout" svg:width="1.988cm" svg:height="1.764cm" svg:x="2.995cm" svg:y="12.812cm">
          <text:p/>
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1.988cm" svg:height="1.764cm" svg:x="2.861cm" svg:y="8.66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2" draw:layer="layout" svg:width="0.853cm" svg:height="0.429cm" svg:x="2.874cm" svg:y="8.234cm">
            <draw:text-box>
              <text:p><text:span text:style-name="T1">Timer</text:span></text:p>
            </draw:text-box>
          </draw:frame>
        </draw:g>
        <draw:frame draw:style-name="gr8" draw:text-style-name="P2" draw:layer="layout" svg:width="2.716cm" svg:height="0.429cm" svg:x="3.049cm" svg:y="14.614cm">
          <draw:text-box>
            <text:p><text:span text:style-name="T1">DataBotTimerTask</text:span></text:p>
          </draw:text-box>
        </draw:frame>
        <draw:g>
          <draw:line draw:style-name="gr9" draw:text-style-name="P1" draw:layer="layout" svg:x1="1.825cm" svg:y1="13.683cm" svg:x2="3.298cm" svg:y2="13.68cm">
            <text:p/>
          </draw:line>
          <draw:frame draw:style-name="gr10" draw:text-style-name="P5" draw:layer="layout" svg:width="0.595cm" svg:height="0.323cm" svg:x="2.227cm" svg:y="13.514cm">
            <draw:text-box>
              <text:p text:style-name="P4"><text:span text:style-name="T3">run()</text:span></text:p>
            </draw:text-box>
          </draw:frame>
        </draw:g>
        <draw:g>
          <draw:custom-shape draw:style-name="gr1" draw:text-style-name="P1" draw:layer="layout" svg:width="1.988cm" svg:height="1.764cm" svg:x="10.999cm" svg:y="13.024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6" draw:layer="layout" svg:width="1.932cm" svg:height="0.429cm" svg:x="11.009cm" svg:y="12.556cm">
            <draw:text-box>
              <text:p><text:span text:style-name="T4">MetricSource</text:span></text:p>
            </draw:text-box>
          </draw:frame>
        </draw:g>
        <draw:g>
          <draw:custom-shape draw:style-name="gr1" draw:text-style-name="P1" draw:layer="layout" svg:width="1.988cm" svg:height="1.764cm" svg:x="13.2cm" svg:y="13.038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6" draw:layer="layout" svg:width="1.932cm" svg:height="0.429cm" svg:x="13.21cm" svg:y="12.57cm">
            <draw:text-box>
              <text:p><text:span text:style-name="T4">MetricSource</text:span></text:p>
            </draw:text-box>
          </draw:frame>
        </draw:g>
        <draw:g>
          <draw:custom-shape draw:style-name="gr1" draw:text-style-name="P1" draw:layer="layout" svg:width="1.988cm" svg:height="1.764cm" svg:x="16.601cm" svg:y="13.052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6" draw:layer="layout" svg:width="1.932cm" svg:height="0.429cm" svg:x="16.611cm" svg:y="12.584cm">
            <draw:text-box>
              <text:p><text:span text:style-name="T4">MetricSource</text:span></text:p>
            </draw:text-box>
          </draw:frame>
        </draw:g>
        <draw:polyline draw:style-name="gr12" draw:text-style-name="P1" draw:layer="layout" svg:width="2.79cm" svg:height="2.273cm" svg:x="12.04cm" svg:y="11.036cm" svg:viewBox="0 0 2791 2274" draw:points="0,2274 0,455 2791,455 2791,0">
          <text:p/>
        </draw:polyline>
        <draw:polyline draw:style-name="gr12" draw:text-style-name="P1" draw:layer="layout" svg:width="0.734cm" svg:height="2.274cm" svg:x="14.09cm" svg:y="11.036cm" svg:viewBox="0 0 735 2275" draw:points="0,2275 0,758 735,758 735,0">
          <text:p/>
        </draw:polyline>
        <draw:polyline draw:style-name="gr12" draw:text-style-name="P1" draw:layer="layout" svg:width="2.814cm" svg:height="2.273cm" svg:x="14.821cm" svg:y="11.037cm" svg:viewBox="0 0 2815 2274" draw:points="2815,2274 2815,455 0,455 0,0">
          <text:p/>
        </draw:polyline>
        <draw:custom-shape draw:style-name="gr13" draw:text-style-name="P1" draw:layer="layout" svg:width="9.169cm" svg:height="3.471cm" svg:x="10.202cm" svg:y="4.668cm">
          <text:p/>
          <draw:enhanced-geometry svg:viewBox="0 0 21600 21600" draw:path-stretchpoint-x="10800" draw:path-stretchpoint-y="10800" draw:text-areas="?f3 ?f4 ?f5 ?f6" draw:type="round-rectangle" draw:modifiers="1167.752134049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.988cm" svg:height="1.764cm" svg:x="11.057cm" svg:y="5.653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6" draw:layer="layout" svg:width="2.14cm" svg:height="0.429cm" svg:x="11.033cm" svg:y="4.935cm">
            <draw:text-box>
              <text:p><text:span text:style-name="T4">DataConsumer</text:span></text:p>
            </draw:text-box>
          </draw:frame>
          <draw:frame draw:style-name="gr15" draw:text-style-name="P2" draw:layer="layout" svg:width="4.13cm" svg:height="0.429cm" svg:x="11.067cm" svg:y="5.236cm">
            <draw:text-box>
              <text:p><text:span text:style-name="T1">AsynchronousCsvLineWriter</text:span></text:p>
            </draw:text-box>
          </draw:frame>
          <draw:polyline draw:style-name="gr16" draw:text-style-name="P1" draw:layer="layout" svg:width="0.237cm" svg:height="0.669cm" svg:x="10.867cm" svg:y="5.173cm" svg:viewBox="0 0 238 670" draw:points="238,670 0,670 0,0 189,0">
            <text:p/>
          </draw:polyline>
          <draw:rect draw:style-name="gr17" draw:text-style-name="P1" draw:layer="layout" svg:width="0.179cm" svg:height="1.537cm" svg:x="10.978cm" svg:y="5.753cm">
            <text:p/>
          </draw:rect>
        </draw:g>
        <draw:g>
          <draw:custom-shape draw:style-name="gr1" draw:text-style-name="P1" draw:layer="layout" svg:width="1.988cm" svg:height="1.764cm" svg:x="16.477cm" svg:y="5.653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6" draw:layer="layout" svg:width="2.14cm" svg:height="0.429cm" svg:x="16.487cm" svg:y="5.185cm">
            <draw:text-box>
              <text:p><text:span text:style-name="T4">DataConsumer</text:span></text:p>
            </draw:text-box>
          </draw:frame>
        </draw:g>
        <draw:g>
          <draw:frame draw:style-name="gr18" draw:text-style-name="P7" draw:layer="layout" svg:width="0.878cm" svg:height="0.344cm" svg:x="8.381cm" svg:y="11.667cm">
            <draw:text-box>
              <text:p><text:span text:style-name="T2">sources</text:span></text:p>
            </draw:text-box>
          </draw:frame>
          <draw:custom-shape draw:style-name="gr19" draw:text-style-name="P1" draw:layer="layout" svg:width="0.898cm" svg:height="0.328cm" svg:x="10.133cm" svg:y="11.702cm">
            <text:p/>
            <draw:enhanced-geometry svg:viewBox="0 0 21600 21600" draw:path-stretchpoint-x="10800" draw:path-stretchpoint-y="10800" draw:text-areas="?f3 ?f4 ?f5 ?f6" draw:type="round-rectangle" draw:modifiers="8836.363636363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8" draw:layer="layout" svg:width="0.467cm" svg:height="0.348cm" svg:x="10.345cm" svg:y="11.316cm">
            <draw:text-box>
              <text:p text:style-name="P4"><text:span text:style-name="T5">List</text:span></text:p>
            </draw:text-box>
          </draw:frame>
          <draw:line draw:style-name="gr21" draw:text-style-name="P1" draw:layer="layout" svg:x1="9.694cm" svg:y1="11.875cm" svg:x2="10.144cm" svg:y2="11.875cm">
            <text:p/>
          </draw:line>
          <draw:custom-shape draw:style-name="gr22" draw:text-style-name="P1" draw:layer="layout" svg:width="0.416cm" svg:height="0.104cm" svg:x="9.378cm" svg:y="11.8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ircle draw:style-name="gr23" draw:text-style-name="P1" draw:layer="layout" svg:width="0.133cm" svg:height="0.133cm" svg:x="10.24cm" svg:y="11.796cm">
            <text:p/>
          </draw:circle>
          <draw:circle draw:style-name="gr23" draw:text-style-name="P1" draw:layer="layout" svg:width="0.133cm" svg:height="0.133cm" svg:x="10.786cm" svg:y="11.791cm">
            <text:p/>
          </draw:circle>
        </draw:g>
        <draw:g>
          <draw:frame draw:style-name="gr24" draw:text-style-name="P7" draw:layer="layout" svg:width="1.251cm" svg:height="0.344cm" svg:x="6.911cm" svg:y="5.057cm">
            <draw:text-box>
              <text:p><text:span text:style-name="T2">consumers</text:span></text:p>
            </draw:text-box>
          </draw:frame>
          <draw:custom-shape draw:style-name="gr19" draw:text-style-name="P1" draw:layer="layout" svg:width="0.898cm" svg:height="0.328cm" svg:x="9.063cm" svg:y="5.092cm">
            <text:p/>
            <draw:enhanced-geometry svg:viewBox="0 0 21600 21600" draw:path-stretchpoint-x="10800" draw:path-stretchpoint-y="10800" draw:text-areas="?f3 ?f4 ?f5 ?f6" draw:type="round-rectangle" draw:modifiers="8836.363636363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8" draw:layer="layout" svg:width="0.467cm" svg:height="0.348cm" svg:x="9.275cm" svg:y="4.706cm">
            <draw:text-box>
              <text:p text:style-name="P4"><text:span text:style-name="T5">List</text:span></text:p>
            </draw:text-box>
          </draw:frame>
          <draw:line draw:style-name="gr21" draw:text-style-name="P1" draw:layer="layout" svg:x1="8.624cm" svg:y1="5.265cm" svg:x2="9.074cm" svg:y2="5.265cm">
            <text:p/>
          </draw:line>
          <draw:custom-shape draw:style-name="gr22" draw:text-style-name="P1" draw:layer="layout" svg:width="0.416cm" svg:height="0.104cm" svg:x="8.308cm" svg:y="5.2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ircle draw:style-name="gr23" draw:text-style-name="P1" draw:layer="layout" svg:width="0.133cm" svg:height="0.133cm" svg:x="9.17cm" svg:y="5.186cm">
            <text:p/>
          </draw:circle>
          <draw:circle draw:style-name="gr23" draw:text-style-name="P1" draw:layer="layout" svg:width="0.133cm" svg:height="0.133cm" svg:x="9.716cm" svg:y="5.181cm">
            <text:p/>
          </draw:circle>
        </draw:g>
        <draw:polyline draw:style-name="gr12" draw:text-style-name="P1" draw:layer="layout" svg:width="2.814cm" svg:height="2.202cm" svg:x="11.976cm" svg:y="7.486cm" svg:viewBox="0 0 2815 2203" draw:points="2813,2203 2815,1204 0,1204 0,0">
          <text:p/>
        </draw:polyline>
        <draw:g>
          <draw:path draw:style-name="gr25" draw:text-style-name="P1" draw:layer="layout" svg:width="1.595cm" svg:height="3.988cm" svg:x="3.203cm" svg:y="9.747cm" svg:viewBox="0 0 1596 3989" svg:d="M49 1403c-15-533 189-1402 729-1402 580-48 822 1216 818 1800-15 1487-254 2128-778 2187-467 15-875-467-811-2225">
            <text:p/>
          </draw:path>
          <draw:frame draw:style-name="gr26" draw:text-style-name="P7" draw:layer="layout" svg:width="2.775cm" svg:height="0.348cm" svg:x="0.412cm" svg:y="11.158cm">
            <draw:text-box>
              <text:p text:style-name="P4"><text:span text:style-name="T2">“</text:span><text:span text:style-name="T2">DataBot Timer Thread”</text:span></text:p>
            </draw:text-box>
          </draw:frame>
        </draw:g>
        <draw:g>
          <draw:frame draw:style-name="gr27" draw:text-style-name="P7" draw:layer="layout" svg:width="0.632cm" svg:height="0.344cm" svg:x="6.998cm" svg:y="8.672cm">
            <draw:text-box>
              <text:p><text:span text:style-name="T2">timer</text:span></text:p>
            </draw:text-box>
          </draw:frame>
          <draw:custom-shape draw:style-name="gr22" draw:text-style-name="P1" draw:layer="layout" svg:width="0.416cm" svg:height="0.104cm" svg:x="6.495cm" svg:y="8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" draw:text-style-name="P1" draw:layer="layout" svg:x1="6.484cm" svg:y1="8.876cm" svg:x2="4.853cm" svg:y2="8.876cm">
            <text:p/>
          </draw:line>
        </draw:g>
        <draw:g>
          <draw:frame draw:style-name="gr27" draw:text-style-name="P7" draw:layer="layout" svg:width="1.132cm" svg:height="0.344cm" svg:x="7.116cm" svg:y="13.53cm">
            <draw:text-box>
              <text:p><text:span text:style-name="T2">timerTask</text:span></text:p>
            </draw:text-box>
          </draw:frame>
          <draw:custom-shape draw:style-name="gr22" draw:text-style-name="P1" draw:layer="layout" svg:width="0.416cm" svg:height="0.104cm" svg:x="6.613cm" svg:y="13.6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" draw:text-style-name="P1" draw:layer="layout" svg:x1="6.602cm" svg:y1="13.734cm" svg:x2="4.971cm" svg:y2="13.734cm">
            <text:p/>
          </draw:line>
        </draw:g>
        <draw:g>
          <draw:frame draw:style-name="gr27" draw:text-style-name="P7" draw:layer="layout" svg:width="0.912cm" svg:height="0.344cm" svg:x="3.428cm" svg:y="13.733cm">
            <draw:text-box>
              <text:p><text:span text:style-name="T2">dataBot</text:span></text:p>
            </draw:text-box>
          </draw:frame>
          <draw:custom-shape draw:style-name="gr22" draw:text-style-name="P1" draw:layer="layout" svg:width="0.416cm" svg:height="0.104cm" svg:x="4.418cm" svg:y="13.8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" draw:text-style-name="P1" draw:layer="layout" svg:x1="4.804cm" svg:y1="13.904cm" svg:x2="6.125cm" svg:y2="13.899cm">
            <text:p/>
          </draw:line>
        </draw:g>
        <draw:g>
          <draw:custom-shape draw:style-name="gr6" draw:text-style-name="P1" draw:layer="layout" svg:width="4.447cm" svg:height="4.325cm" svg:x="22.309cm" svg:y="3.907cm">
            <text:p/>
            <draw:enhanced-geometry svg:viewBox="0 0 21600 21600" draw:path-stretchpoint-x="10800" draw:path-stretchpoint-y="10800" draw:text-areas="?f3 ?f4 ?f5 ?f6" draw:type="round-rectangle" draw:modifiers="529.2649098474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6" draw:layer="layout" svg:width="2.14cm" svg:height="0.429cm" svg:x="22.319cm" svg:y="3.439cm">
            <draw:text-box>
              <text:p><text:span text:style-name="T4">Configuration</text:span></text:p>
            </draw:text-box>
          </draw:frame>
        </draw:g>
        <draw:g>
          <draw:frame draw:style-name="gr27" draw:text-style-name="P7" draw:layer="layout" svg:width="1.534cm" svg:height="0.344cm" svg:x="19.476cm" svg:y="4.16cm">
            <draw:text-box>
              <text:p><text:span text:style-name="T2">configuration</text:span></text:p>
            </draw:text-box>
          </draw:frame>
          <draw:custom-shape draw:style-name="gr22" draw:text-style-name="P1" draw:layer="layout" svg:width="0.416cm" svg:height="0.104cm" svg:x="21.066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" draw:text-style-name="P1" draw:layer="layout" svg:x1="21.419cm" svg:y1="4.348cm" svg:x2="22.32cm" svg:y2="4.34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7-06-12T12:34:59</meta:creation-date>
    <dc:date>2017-06-12T13:51:20</dc:date>
    <dc:creator>Ovidiu Feodorov</dc:creator>
    <meta:editing-duration>PT48M47S</meta:editing-duration>
    <meta:editing-cycles>12</meta:editing-cycles>
    <meta:generator>OpenOffice/4.1.1$Unix OpenOffice.org_project/411m6$Build-9775</meta:generator>
    <meta:document-statistic meta:object-count="75"/>
  </office:meta>
</office:document-meta>
</file>